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08e36" officeooo:paragraph-rsid="00108e36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08e36" officeooo:paragraph-rsid="0012154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08e36" officeooo:paragraph-rsid="001439d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08e36" officeooo:paragraph-rsid="001851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08e36" officeooo:paragraph-rsid="0027831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style:text-underline-style="none" fo:font-weight="normal" officeooo:rsid="00108e36" officeooo:paragraph-rsid="00108e36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08e36" officeooo:paragraph-rsid="001b00b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2154f" officeooo:paragraph-rsid="0012154f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2154f" officeooo:paragraph-rsid="001dd73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italic" style:text-underline-style="none" fo:font-weight="bold" officeooo:rsid="0017cd21" officeooo:paragraph-rsid="0017cd21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size="12pt" fo:font-style="italic" style:text-underline-style="none" fo:font-weight="bold" officeooo:rsid="0017cd21" officeooo:paragraph-rsid="00185187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2pt" fo:font-style="italic" style:text-underline-style="none" fo:font-weight="bold" officeooo:rsid="0017cd21" officeooo:paragraph-rsid="001dd735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italic" style:text-underline-style="none" fo:font-weight="bold" officeooo:rsid="0017cd21" officeooo:paragraph-rsid="001ff67d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officeooo:paragraph-rsid="00278311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2pt" style:text-underline-style="none" fo:font-weight="normal" officeooo:rsid="00108e36" officeooo:paragraph-rsid="00108e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4pt" style:text-underline-style="solid" style:text-underline-width="auto" style:text-underline-color="font-color" fo:font-weight="bold" officeooo:rsid="00108e36" officeooo:paragraph-rsid="0017cd21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fo:font-style="normal" style:text-underline-style="none" fo:font-weight="normal" officeooo:rsid="00278311" officeooo:paragraph-rsid="00278311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6pt" fo:font-style="normal" style:text-underline-style="none" fo:font-weight="normal" officeooo:rsid="001dd735" officeooo:paragraph-rsid="00278311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20pt" fo:font-style="normal" style:text-underline-style="none" fo:font-weight="normal" officeooo:rsid="0017cd21" officeooo:paragraph-rsid="001ff67d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officeooo:rsid="001616f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officeooo:rsid="001dd735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8518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9861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dd735" style:font-style-asian="normal" style:font-weight-asian="normal" style:font-style-complex="normal" style:font-weight-complex="normal"/>
    </style:style>
    <style:style style:name="T9" style:family="text">
      <style:text-properties officeooo:rsid="001b00b7"/>
    </style:style>
    <style:style style:name="T10" style:family="text">
      <style:text-properties officeooo:rsid="001dd735"/>
    </style:style>
    <style:style style:name="T11" style:family="text">
      <style:text-properties fo:font-size="12pt" fo:font-style="italic" style:text-underline-style="none" fo:font-weight="bold" officeooo:rsid="001dd735" style:font-size-asian="10.5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style:text-underline-style="none" fo:font-weight="bold" officeooo:rsid="0017cd21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normal" style:text-underline-style="none" fo:font-weight="normal" officeooo:rsid="00278311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296d8d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29e0ee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2c29f2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<text:span text:style-name="T1">I</text:span></text:p>
      <text:p text:style-name="P15"><text:span text:style-name="T3">Rubrik:</text:span> <text:span text:style-name="T9">Alice</text:span> vill ha ett lösenord</text:p>
      <text:p text:style-name="P7"><text:span text:style-name="T3">Sekvensbeskrivning</text:span><text:span text:style-name="T2">:</text:span> <text:span text:style-name="T9">Alice vill skapa ett lösenord för att kunna använda tjänsten. Alice kontaktar företaget. Bob går in i kundregistret och skapar ett fält till Alice. Bob genererar ett lösenord. Lösenordet skickas till Alice via mail. Alice kan nu logga in på tjänsten. </text:span></text:p>
      <text:p text:style-name="P6"/>
      <text:p text:style-name="P2">Use Case <text:span text:style-name="T1">II</text:span></text:p>
      <text:p text:style-name="P8"><text:span text:style-name="T3">Rubrik:</text:span> <text:span text:style-name="T10">Alice</text:span> glömmer bort lösenordet</text:p>
      <text:p text:style-name="P9"><text:span text:style-name="T3">Sekvensbeskrivning: </text:span><text:span text:style-name="T4">Bob går in i kundregistret och kollar vad Alice har för lösenord. Alice får veta vad hon hade för lösenord. Alice kan nu logga in igen med sitt lösenord och använda tjänsten. </text:span></text:p>
      <text:p text:style-name="P8"/>
      <text:p text:style-name="P3">Use Case <text:span text:style-name="T1">III</text:span></text:p>
      <text:p text:style-name="P10">Rubrik: <text:span text:style-name="T5">Alice vill byta lösenord</text:span></text:p>
      <text:p text:style-name="P12">Sekvensbeskrivning:<text:span text:style-name="T5"> </text:span><text:span text:style-name="T8">Bob går in till kundregistret och genererar ett nytt lösenord till Alice. Alice får sitt nya lösenord och kan nu logga in. </text:span></text:p>
      <text:p text:style-name="P12"/>
      <text:p text:style-name="P5">Use Case <text:span text:style-name="T1">IV</text:span></text:p>
      <text:p text:style-name="P14"><text:span text:style-name="T12">Rubrik: </text:span><text:span text:style-name="T13">Christelle </text:span><text:span text:style-name="T16">saknar rättighet till kundregistret</text:span></text:p>
      <text:p text:style-name="P14"><text:span text:style-name="T11">Sekvensbeskrivning: </text:span><text:span text:style-name="T13">Alice kontaktar företaget och vill </text:span><text:span text:style-name="T15">ta reda på vad hon har för</text:span><text:span text:style-name="T13"> lösenord. Christelle </text:span><text:span text:style-name="T14">försöker att gå</text:span><text:span text:style-name="T13"> in till kundregistret och kolla lösenordet. Christelle kan inte kolla vad Alice har för lösenord då Christelle </text:span><text:span text:style-name="T14">saknar </text:span><text:span text:style-name="T13">behörighet till kundregistret. Alice får tyvärr inte reda på vad hon har för lösenord. </text:span></text:p>
      <text:p text:style-name="P17"/>
      <text:p text:style-name="P18"/>
      <text:p text:style-name="P16"/>
      <text:p text:style-name="P4"/>
      <text:p text:style-name="P4">Use Case <text:span text:style-name="T1">IV</text:span></text:p>
      <text:p text:style-name="P11">Rubrik: <text:span text:style-name="T5">Alice vill </text:span><text:span text:style-name="T6">radera sitt</text:span><text:span text:style-name="T5"> lösenord</text:span></text:p>
      <text:p text:style-name="P11">Starttillstånd:<text:span text:style-name="T5"> Alice kontaktar företaget</text:span></text:p>
      <text:p text:style-name="P11">Måltillstånd:<text:span text:style-name="T6">Lösenordet raderas</text:span></text:p>
      <text:p text:style-name="P13"><text:span text:style-name="T5">Sekvensbeskrivning: Personal går in i lösenordsdokumentationen → Trycker på knappen för att </text:span><text:span text:style-name="T7">radera</text:span><text:span text:style-name="T5"> ett lösenord →</text:span><text:span text:style-name="T7"> lösenordet raderas → Alice har nu inget lösenord → Alice kan inte logga in och använda tjänsten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4:29:20.640386265</meta:creation-date>
    <dc:date>2015-01-26T08:47:07.207842539</dc:date>
    <meta:editing-duration>PT1H38S</meta:editing-duration>
    <meta:editing-cycles>24</meta:editing-cycles>
    <meta:generator>LibreOffice/4.2.7.2$Linux_X86_64 LibreOffice_project/420m0$Build-2</meta:generator>
    <meta:document-statistic meta:table-count="0" meta:image-count="0" meta:object-count="0" meta:page-count="1" meta:paragraph-count="17" meta:word-count="230" meta:character-count="1465" meta:non-whitespace-character-count="1248"/>
  </office:meta>
</office:document-meta>
</file>